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8dcad" officeooo:paragraph-rsid="0004d0be"/>
    </style:style>
    <style:style style:name="T1" style:family="text">
      <style:text-properties officeooo:rsid="00097d27"/>
    </style:style>
    <style:style style:name="T2" style:family="text">
      <style:text-properties officeooo:rsid="0004d0b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NAME : SAIPRONOTI <text:s/>MUKHERJEE, ROLL NO:3154181, BATCH: A3</text:p>
      <text:p text:style-name="P2"/>
      <text:p text:style-name="P2"><text:s text:c="21"/>“<text:span text:style-name="T2">STUDY OF MACRO PROCESSOR</text:span>“ <text:s/>//</text:p>
      <text:p text:style-name="Standard"/>
      <text:p text:style-name="Standard">In computers, a macro (for "large"; the opposite of "micro") is any programming or user interface that, when used, expands into something larger. The original use for "macro" or "macro definition" was in computer <text:a xlink:type="simple" xlink:href="http://searchdatacenter.techtarget.com/definition/assembler" text:style-name="Internet_20_link" text:visited-style-name="Visited_20_Internet_20_Link">assembler</text:a> language before higher-level, easier-to-code languages became more common. In assembler language, a macro definition defines how to expand a single language statement or computer instruction into a number of instructions. The macro statement contains the name of the macro definition and usually some variable parameter information. Macros were (and are) useful especially when a sequence of instructions is used a number of times (and possibly by different programmers working on a project). Some pre-compilers also use the macro concept. In general, however, in higher-level languages, any language statement is about as easy to write as an assembler macro statement.</text:p>
      <text:p text:style-name="Standard"/>
      <text:p text:style-name="Standard"/>
      <text:p text:style-name="Text_20_body">A nested macro instruction definition is a macro instruction definition you can specify as a set of model statements in the body of an enclosing macro definition. This lets you create a macro definition by expanding the outer macro that contains the nested definition.</text:p>
      <text:p text:style-name="Text_20_body">All nested inner macro definitions are effectively "black boxes": there is no visibility to the outermost macro definition of any variable symbol or sequence symbol within any of the nested macro definitions. This means that you cannot use an enclosing macro definition to tailor or parameterize the contents of a nested inner macro definition.</text:p>
      <text:p text:style-name="Text_20_body">High Level Assembler allows both inner macro instructions and inner macro definitions. The inner macro definition is not edited until the outer macro is generated as the result of a macro instruction calling it, and then only if the inner macro definition is encountered during the generation of the outer macro. If the outer macro is not called, or if the inner macro is not encountered in the generation of the outer macro, the inner macro definition is never edited. <text:a xlink:type="simple" xlink:href="https://www.ibm.com/support/knowledgecenter/SSLTBW_2.1.0/com.ibm.zos.v2r1.asma400/nestmac.htm?view=kc#nestmac__fgmac" text:style-name="Internet_20_link" text:visited-style-name="Visited_20_Internet_20_Link">Figure 1</text:a> shows the editing of inner macro definitions. </text:p>
      <text:section text:style-name="Sect1" text:name="nestmac__fgmac">
        <text:p text:style-name="Text_20_body">Figure 1. Editing inner macro definitions</text:p>
        <text:p text:style-name="Preformatted_20_Text">┌─────────────┐</text:p>
        <text:p text:style-name="Preformatted_20_Text">│ <text:s text:c="3"/>MACRO <text:s text:c="3"/>│</text:p>
        <text:p text:style-name="Preformatted_20_Text">│ <text:s text:c="3"/>MAC1 <text:s text:c="4"/>├─────────────────────────────────────┐</text:p>
        <text:p text:style-name="Preformatted_20_Text">│ <text:s text:c="4"/>• <text:s text:c="6"/>│ <text:s text:c="36"/>│</text:p>
        <text:p text:style-name="Preformatted_20_Text">└─────────────┘ <text:s text:c="36"/>│</text:p>
        <text:p text:style-name="Preformatted_20_Text">┌─────────────┐ <text:s text:c="36"/>│</text:p>
        <text:p text:style-name="Preformatted_20_Text">│ <text:s text:c="3"/>MACRO <text:s text:c="3"/>│ <text:s text:c="36"/>│</text:p>
        <text:p text:style-name="Preformatted_20_Text">│ <text:s text:c="3"/>MAC2 <text:s text:c="4"/>├──────────────────┐ <text:s text:c="17"/>│</text:p>
        <text:p text:style-name="Preformatted_20_Text">│ <text:s text:c="4"/>• <text:s text:c="6"/>│ <text:s text:c="17"/>│ <text:s text:c="17"/>│</text:p>
        <text:p text:style-name="Preformatted_20_Text">└─────────────┘ <text:s text:c="17"/>│ <text:s text:c="17"/>│</text:p>
        <text:p text:style-name="Preformatted_20_Text">┌─────────────┐ <text:s text:c="17"/>│ <text:s text:c="17"/>│</text:p>
        <text:p text:style-name="Preformatted_20_Text">│ <text:s text:c="3"/>MACRO <text:s text:c="3"/>│ <text:s text:c="17"/>│ <text:s text:c="17"/>│</text:p>
        <text:p text:style-name="Preformatted_20_Text">│ <text:s text:c="3"/>MAC3 <text:s text:c="4"/>│ <text:s text:c="17"/>│ <text:s text:c="17"/>│</text:p>
        <text:p text:style-name="Preformatted_20_Text">│ <text:s text:c="4"/>• <text:s text:c="6"/>│ <text:s text:c="2"/>Edited when <text:s text:c="3"/>│ <text:s text:c="2"/>Edited when <text:s text:c="3"/>│ <text:s text:c="2"/>Edited when</text:p>
        <text:p text:style-name="Preformatted_20_Text">│ <text:s text:c="4"/>• <text:s text:c="6"/>├── MAC2 is called ├── MAC1 is called ├── definition first</text:p>
        <text:p text:style-name="Preformatted_20_Text">│ <text:s text:c="4"/>• <text:s text:c="6"/>│ <text:s text:c="2"/>and generated <text:s/>│ <text:s text:c="2"/>and generated <text:s/>│ <text:s text:c="2"/>encountered</text:p>
        <text:p text:style-name="Preformatted_20_Text">│ <text:s text:c="4"/>• <text:s text:c="6"/>│ <text:s text:c="17"/>│ <text:s text:c="17"/>│</text:p>
        <text:p text:style-name="Preformatted_20_Text">│ <text:s text:c="3"/>MEND <text:s text:c="4"/>│ <text:s text:c="17"/>│ <text:s text:c="17"/>│</text:p>
        <text:p text:style-name="Preformatted_20_Text">└─────────────┘ <text:s text:c="17"/>│ <text:s text:c="17"/>│</text:p>
        <text:p text:style-name="Preformatted_20_Text">┌─────────────┐ <text:s text:c="17"/>│ <text:s text:c="17"/>│</text:p>
        <text:p text:style-name="Preformatted_20_Text">│ <text:s text:c="4"/>• <text:s text:c="6"/>├──────────────────┘ <text:s text:c="17"/>│</text:p>
        <text:p text:style-name="Preformatted_20_Text"><text:soft-page-break/>│ <text:s text:c="3"/>MEND <text:s text:c="4"/>│ <text:s text:c="36"/>│</text:p>
        <text:p text:style-name="Preformatted_20_Text">└─────────────┘ <text:s text:c="36"/>│</text:p>
        <text:p text:style-name="Preformatted_20_Text">┌─────────────┐ <text:s text:c="36"/>│</text:p>
        <text:p text:style-name="Preformatted_20_Text">│ <text:s text:c="4"/>• <text:s text:c="6"/>├─────────────────────────────────────┘</text:p>
        <text:p text:style-name="Preformatted_20_Text">│ <text:s text:c="3"/>MEND <text:s text:c="4"/>│</text:p>
        <text:p text:style-name="P1">└─────────────┘</text:p>
      </text:section>
      <text:p text:style-name="Text_20_body">First <text:span text:style-name="Example">MAC1</text:span> is edited, and <text:span text:style-name="Example">MAC2</text:span> and <text:span text:style-name="Example">MAC3</text:span> are not. When <text:span text:style-name="Example">MAC1</text:span> is called, <text:span text:style-name="Example">MAC2</text:span> is edited (unless its definition is bypassed by an AIF or AGO branch); when <text:span text:style-name="Example">MAC2</text:span> is called, <text:span text:style-name="Example">MAC3</text:span> is edited. No macro can be called until it has been edited.</text:p>
      <text:p text:style-name="Text_20_body">There is no limit to the number of nestings allowed for inner macro definitions.</text:p>
      <text:p text:style-name="Text_20_body">The lack of parameterization can be overcome in some cases by using the AINSERT statement. This lets you generate a macro definition from within another macro generation. A simple example is shown at <text:a xlink:type="simple" xlink:href="https://www.ibm.com/support/knowledgecenter/SSLTBW_2.1.0/com.ibm.zos.v2r1.asma400/wheredf.htm?view=kc#wheredf" text:style-name="Internet_20_link" text:visited-style-name="Visited_20_Internet_20_Link">Where to define a macro in a source module</text:a>. In <text:a xlink:type="simple" xlink:href="https://www.ibm.com/support/knowledgecenter/SSLTBW_2.1.0/com.ibm.zos.v2r1.asma400/nestmac.htm?view=kc#nestmac__dup0011" text:style-name="Internet_20_link" text:visited-style-name="Visited_20_Internet_20_Link">Figure 2</text:a>, macro <text:span text:style-name="Example">ainsert_test_macro</text:span> generates the macro <text:span text:style-name="Example">mac1</text:span> using a combination of AINSERT and AREAD instructions. The <text:span text:style-name="Example">mac1</text:span> macro is then called with a list of seven parameters. </text:p>
      <text:section text:style-name="Sect1" text:name="nestmac__dup0011">
        <text:p text:style-name="Text_20_body">Figure 2. Expanding nested macro definitions</text:p>
        <text:p text:style-name="Preformatted_20_Text"><text:s text:c="7"/>1 <text:s text:c="9"/>macro</text:p>
        <text:p text:style-name="Preformatted_20_Text"><text:s text:c="7"/>2 &amp;name <text:s text:c="3"/>ainsert_test_macro</text:p>
        <text:p text:style-name="Preformatted_20_Text"><text:s text:c="7"/>3 <text:s text:c="9"/>ainsert <text:s text:c="2"/>' <text:s text:c="8"/>Macro',back</text:p>
        <text:p text:style-name="Preformatted_20_Text"><text:s text:c="7"/>4 <text:s text:c="9"/>ainsert <text:s text:c="2"/>' <text:s text:c="8"/>mac1',back</text:p>
        <text:p text:style-name="Preformatted_20_Text"><text:s text:c="7"/>5 <text:s text:c="9"/>ainsert <text:s text:c="2"/>'Blah blah blah',front</text:p>
        <text:p text:style-name="Preformatted_20_Text"><text:s text:c="7"/>6 &amp;aread <text:s text:c="2"/>aread</text:p>
        <text:p text:style-name="Preformatted_20_Text"><text:s text:c="7"/>7 &amp;aread <text:s text:c="2"/>setc <text:s text:c="2"/>'&amp;aread'(1,10)</text:p>
        <text:p text:style-name="Preformatted_20_Text"><text:s text:c="7"/>8 <text:s text:c="9"/>ainsert <text:s text:c="2"/>'&amp;&amp;n <text:s text:c="5"/>seta n''&amp;&amp;syslist ',back</text:p>
        <text:p text:style-name="Preformatted_20_Text"><text:s text:c="7"/>9 <text:s text:c="9"/>ainsert <text:s text:c="2"/>' <text:s text:c="8"/>dc a(&amp;&amp;n)',back</text:p>
        <text:p text:style-name="Preformatted_20_Text"><text:s text:c="6"/>10 <text:s text:c="9"/>ainsert <text:s text:c="2"/>' <text:s text:c="8"/>dc c''&amp;aread'' ',back</text:p>
        <text:p text:style-name="Preformatted_20_Text"><text:s text:c="6"/>11 <text:s text:c="9"/>ainsert <text:s text:c="2"/>' <text:s text:c="8"/>mend',back</text:p>
        <text:p text:style-name="Preformatted_20_Text"><text:s text:c="6"/>12 <text:s text:c="9"/>mend</text:p>
        <text:p text:style-name="Preformatted_20_Text"><text:s text:c="6"/>13 *</text:p>
        <text:p text:style-name="Preformatted_20_Text"><text:s text:c="6"/>14 testains csect 0</text:p>
        <text:p text:style-name="Preformatted_20_Text"><text:s text:c="6"/>15 *</text:p>
        <text:p text:style-name="Preformatted_20_Text"><text:s text:c="6"/>16 <text:s text:c="9"/>ainsert_test_macro</text:p>
        <text:p text:style-name="Preformatted_20_Text"><text:s text:c="6"/>17+ <text:s text:c="8"/>ainsert <text:s text:c="2"/>' <text:s text:c="8"/>Macro',back</text:p>
        <text:p text:style-name="Preformatted_20_Text"><text:s text:c="6"/>18+ <text:s text:c="8"/>ainsert <text:s text:c="2"/>' <text:s text:c="8"/>mac1',back</text:p>
        <text:p text:style-name="Preformatted_20_Text"><text:s text:c="6"/>19+ <text:s text:c="8"/>ainsert <text:s text:c="2"/>'Blah blah blah',front</text:p>
        <text:p text:style-name="Preformatted_20_Text"><text:s text:c="6"/>20-Blah blah blah</text:p>
        <text:p text:style-name="Preformatted_20_Text"><text:s text:c="6"/>21+ <text:s text:c="8"/>ainsert <text:s text:c="2"/>'&amp;&amp;n <text:s text:c="6"/>seta n''&amp;&amp;syslist ',back</text:p>
        <text:p text:style-name="Preformatted_20_Text"><text:s text:c="6"/>22+ <text:s text:c="8"/>ainsert <text:s text:c="2"/>' <text:s text:c="8"/>dc a(&amp;&amp;n)',back</text:p>
        <text:p text:style-name="Preformatted_20_Text"><text:s text:c="6"/>23+ <text:s text:c="8"/>ainsert <text:s text:c="2"/>' <text:s text:c="8"/>dc c''Blah blah '' ',back</text:p>
        <text:p text:style-name="Preformatted_20_Text"><text:s text:c="6"/>24+ <text:s text:c="8"/>ainsert <text:s text:c="2"/>' <text:s text:c="8"/>mend',back</text:p>
        <text:p text:style-name="Preformatted_20_Text"><text:s text:c="6"/>25&gt; <text:s text:c="8"/>Macro</text:p>
        <text:p text:style-name="Preformatted_20_Text"><text:s text:c="6"/>26&gt; <text:s text:c="8"/>mac1</text:p>
        <text:p text:style-name="Preformatted_20_Text"><text:s text:c="6"/>27&gt;&amp;n <text:s text:c="6"/>seta n'&amp;syslist</text:p>
        <text:p text:style-name="Preformatted_20_Text"><text:s text:c="6"/>28&gt; <text:s text:c="8"/>dc a(&amp;n)</text:p>
        <text:p text:style-name="Preformatted_20_Text"><text:s text:c="6"/>29&gt; <text:s text:c="8"/>dc c'Blah blah '</text:p>
        <text:p text:style-name="Preformatted_20_Text"><text:s text:c="6"/>30&gt; <text:s text:c="8"/>mend</text:p>
        <text:p text:style-name="Preformatted_20_Text"><text:s text:c="6"/>31 *</text:p>
        <text:p text:style-name="Preformatted_20_Text"><text:s text:c="6"/>32 <text:s text:c="9"/>mac1 <text:s/>a,b,c,d,e,f,g</text:p>
        <text:p text:style-name="Preformatted_20_Text"><text:s text:c="6"/>33+ <text:s text:c="8"/>dc a(7)</text:p>
        <text:p text:style-name="Preformatted_20_Text"><text:s text:c="6"/>34+ <text:s text:c="8"/>dc c'Blah blah '</text:p>
        <text:p text:style-name="Preformatted_20_Text"><text:s text:c="6"/>35 *</text:p>
        <text:p text:style-name="P1"><text:s text:c="6"/>36 <text:s text:c="9"/>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09:49:01.437791317</meta:creation-date>
    <dc:date>2018-04-02T10:41:38.484193171</dc:date>
    <meta:editing-duration>PT52M37S</meta:editing-duration>
    <meta:editing-cycles>2</meta:editing-cycles>
    <meta:generator>LibreOffice/5.1.6.2$Linux_X86_64 LibreOffice_project/10m0$Build-2</meta:generator>
    <meta:document-statistic meta:table-count="0" meta:image-count="0" meta:object-count="0" meta:page-count="2" meta:paragraph-count="74" meta:word-count="721" meta:character-count="5573" meta:non-whitespace-character-count="3569"/>
  </office:meta>
</office:document-meta>
</file>